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4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0.5625in"/>
    </style:style>
    <style:style style:name="Table2.C" style:family="table-column">
      <style:table-column-properties style:column-width="4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fo:break-before="page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3.3625in" fo:break-before="page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fo:break-before="page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3.3625in" fo:break-before="page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padding="0.0382in" fo:border="0.05pt solid #000000"/>
    </style:style>
    <style:style style:name="Table8" style:family="table">
      <style:table-properties style:width="3.2847in" table:align="margins"/>
    </style:style>
    <style:style style:name="Table8.A" style:family="table-column">
      <style:table-column-properties style:column-width="3.2847in" style:rel-column-width="65535*"/>
    </style:style>
    <style:style style:name="Table8.A1" style:family="table-cell">
      <style:table-cell-properties fo:padding="0.0382in" fo:border="0.05pt solid #000000"/>
    </style:style>
    <style:style style:name="Table8" style:family="table">
      <style:table-properties style:width="3.2847in" table:align="margins"/>
    </style:style>
    <style:style style:name="Table8.A" style:family="table-column">
      <style:table-column-properties style:column-width="3.2847in" style:rel-column-width="65535*"/>
    </style:style>
    <style:style style:name="Table8.A1" style:family="table-cell">
      <style:table-cell-properties fo:padding="0.0382in" fo:border="0.05pt solid #000000"/>
    </style:style>
    <style:style style:name="Table7" style:family="table">
      <style:table-properties style:width="3.3625in" fo:break-before="page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3.3625in" fo:break-before="page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Front_20_Page">
      <style:paragraph-properties fo:text-align="start" style:justify-single-word="false"/>
      <style:text-properties style:font-name="Liberation Serif" fo:font-size="10.5pt" fo:font-style="italic" officeooo:rsid="007ab4b2" officeooo:paragraph-rsid="0ba3b7cd" style:font-size-asian="10.5pt" style:font-style-asian="italic" style:font-size-complex="10.5pt" style:font-style-complex="italic"/>
    </style:style>
    <style:style style:name="P2" style:family="paragraph" style:parent-style-name="Front_20_Page">
      <style:text-properties style:font-name="Liberation Serif" fo:font-size="10.5pt" fo:font-style="italic" officeooo:rsid="0258289a" officeooo:paragraph-rsid="0ba3b7cd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0.5pt" fo:font-style="italic" fo:font-weight="bold" officeooo:rsid="0d3d2b61" officeooo:paragraph-rsid="0d3d2b61" style:font-size-asian="10.5pt" style:font-style-asian="italic" style:font-weight-asian="bold" style:font-size-complex="10.5pt" style:font-style-complex="italic" style:font-weight-complex="bold"/>
    </style:style>
    <style:style style:name="P4" style:family="paragraph" style:parent-style-name="Table_20_Contents">
      <style:text-properties style:font-name="Liberation Serif" fo:font-size="10.5pt" fo:font-style="italic" fo:font-weight="bold" officeooo:rsid="0d3d2b61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5" style:family="paragraph" style:parent-style-name="Table_20_Contents">
      <style:text-properties style:font-name="Liberation Serif" fo:font-size="10.5pt" fo:font-style="italic" fo:font-weight="bold" officeooo:rsid="0d3e9094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6" style:family="paragraph" style:parent-style-name="Table_20_Contents">
      <style:text-properties style:font-name="Liberation Serif" fo:font-size="10.5pt" style:font-size-asian="10.5pt" style:font-size-complex="10.5pt"/>
    </style:style>
    <style:style style:name="P7" style:family="paragraph" style:parent-style-name="Table_20_Contents">
      <style:text-properties style:font-name="Liberation Serif" fo:font-size="10.5pt" officeooo:paragraph-rsid="0d3d0571" style:font-size-asian="10.5pt" style:font-size-complex="10.5pt"/>
    </style:style>
    <style:style style:name="P8" style:family="paragraph" style:parent-style-name="Table_20_Contents">
      <style:text-properties style:font-name="Liberation Serif" fo:font-size="10.5pt" officeooo:rsid="0d3ffd47" officeooo:paragraph-rsid="0d3ffd47" style:font-size-asian="10.5pt" style:font-size-complex="10.5pt"/>
    </style:style>
    <style:style style:name="P9" style:family="paragraph" style:parent-style-name="Table_20_Contents">
      <style:text-properties style:font-name="Liberation Serif" fo:font-size="10.5pt" officeooo:rsid="0d407afb" officeooo:paragraph-rsid="0d407afb" style:font-size-asian="10.5pt" style:font-size-complex="10.5pt"/>
    </style:style>
    <style:style style:name="P10" style:family="paragraph" style:parent-style-name="Table_20_Contents">
      <style:text-properties style:font-name="Liberation Serif" fo:font-size="10.5pt" officeooo:rsid="0d41d31a" officeooo:paragraph-rsid="0d41d31a" style:font-size-asian="10.5pt" style:font-size-complex="10.5pt"/>
    </style:style>
    <style:style style:name="P11" style:family="paragraph" style:parent-style-name="Table_20_Contents">
      <style:text-properties style:font-name="Liberation Serif" fo:font-size="10.5pt" officeooo:rsid="0d427bde" officeooo:paragraph-rsid="0d427bde" style:font-size-asian="10.5pt" style:font-size-complex="10.5pt"/>
    </style:style>
    <style:style style:name="P12" style:family="paragraph" style:parent-style-name="Table_20_Contents">
      <style:text-properties style:font-name="Liberation Serif" fo:font-size="10.5pt" officeooo:rsid="0d446ab0" officeooo:paragraph-rsid="0d446ab0" style:font-size-asian="10.5pt" style:font-size-complex="10.5pt"/>
    </style:style>
    <style:style style:name="P13" style:family="paragraph" style:parent-style-name="Table_20_Contents">
      <style:text-properties style:font-name="Liberation Serif" fo:font-size="10.5pt" officeooo:rsid="0d463285" officeooo:paragraph-rsid="0d463285" style:font-size-asian="10.5pt" style:font-size-complex="10.5pt"/>
    </style:style>
    <style:style style:name="P14" style:family="paragraph" style:parent-style-name="Table_20_Contents">
      <style:text-properties style:font-name="Liberation Serif" fo:font-size="10.5pt" officeooo:rsid="0d481d59" officeooo:paragraph-rsid="0d481d59" style:font-size-asian="10.5pt" style:font-size-complex="10.5pt"/>
    </style:style>
    <style:style style:name="P15" style:family="paragraph" style:parent-style-name="Table_20_Contents">
      <style:text-properties style:font-name="Liberation Serif" fo:font-size="10.5pt" officeooo:rsid="0d6c2416" officeooo:paragraph-rsid="0d6c2416" style:font-size-asian="10.5pt" style:font-size-complex="10.5pt"/>
    </style:style>
    <style:style style:name="P16" style:family="paragraph" style:parent-style-name="Table_20_Contents">
      <style:text-properties style:font-name="Liberation Serif" fo:font-size="10.5pt" officeooo:rsid="0d75df44" officeooo:paragraph-rsid="0d75df44" style:font-size-asian="10.5pt" style:font-size-complex="10.5pt"/>
    </style:style>
    <style:style style:name="P17" style:family="paragraph" style:parent-style-name="Table_20_Contents">
      <style:text-properties style:font-name="Liberation Serif" fo:font-size="10.5pt" officeooo:rsid="0d76b797" officeooo:paragraph-rsid="0d76b797" style:font-size-asian="10.5pt" style:font-size-complex="10.5pt"/>
    </style:style>
    <style:style style:name="P18" style:family="paragraph" style:parent-style-name="Table_20_Contents">
      <style:text-properties style:font-name="Liberation Serif" fo:font-size="10.5pt" officeooo:rsid="0d773256" officeooo:paragraph-rsid="0d773256" style:font-size-asian="10.5pt" style:font-size-complex="10.5pt"/>
    </style:style>
    <style:style style:name="P19" style:family="paragraph" style:parent-style-name="Table_20_Read-Out">
      <style:text-properties style:font-name="Liberation Serif" fo:font-size="10.5pt" fo:font-style="normal" officeooo:paragraph-rsid="0d50e153" style:font-size-asian="10.5pt" style:font-style-asian="normal" style:font-size-complex="10.5pt" style:font-style-complex="normal"/>
    </style:style>
    <style:style style:name="P20" style:family="paragraph" style:parent-style-name="Table_20_Read-Out">
      <style:text-properties style:font-name="Liberation Serif" fo:font-size="10.5pt" fo:font-style="normal" officeooo:paragraph-rsid="0d66b896" style:font-size-asian="10.5pt" style:font-style-asian="normal" style:font-size-complex="10.5pt" style:font-style-complex="normal"/>
    </style:style>
    <style:style style:name="P21" style:family="paragraph" style:parent-style-name="Table_20_Contents">
      <style:text-properties style:use-window-font-color="true" loext:opacity="0%" style:font-name="Liberation Serif" fo:font-size="10.5pt" fo:font-style="italic" fo:font-weight="bold" officeooo:rsid="0d40dc63" officeooo:paragraph-rsid="0d40dc63" style:font-size-asian="10.5pt" style:font-style-asian="italic" style:font-weight-asian="bold" style:font-size-complex="10.5pt" style:font-style-complex="italic" style:font-weight-complex="bold"/>
    </style:style>
    <style:style style:name="P22" style:family="paragraph" style:parent-style-name="Table_20_Contents">
      <style:text-properties style:use-window-font-color="true" loext:opacity="0%" style:font-name="Liberation Serif" fo:font-size="10.5pt" officeooo:rsid="0d48e659" officeooo:paragraph-rsid="0d48e659" style:font-size-asian="10.5pt" style:font-size-complex="10.5pt"/>
    </style:style>
    <style:style style:name="P23" style:family="paragraph" style:parent-style-name="Table_20_Read-Out">
      <style:text-properties style:use-window-font-color="true" loext:opacity="0%" style:font-name="Liberation Serif" fo:font-size="11pt" fo:font-style="italic" fo:font-weight="normal" officeooo:rsid="0d687cb0" officeooo:paragraph-rsid="0d687cb0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Table_20_Read-Out">
      <style:text-properties style:use-window-font-color="true" loext:opacity="0%" style:font-name="Liberation Serif" fo:font-size="11pt" fo:font-style="normal" fo:font-weight="normal" officeooo:rsid="0d6f75c8" officeooo:paragraph-rsid="0d3b2845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able_20_Read-Out">
      <style:text-properties officeooo:paragraph-rsid="0d3b2845"/>
    </style:style>
    <style:style style:name="P26" style:family="paragraph" style:parent-style-name="Text_20_body">
      <style:text-properties officeooo:paragraph-rsid="0d3b2845"/>
    </style:style>
    <style:style style:name="P27" style:family="paragraph" style:parent-style-name="Table_20_Read-Out">
      <style:text-properties fo:font-style="normal" officeooo:paragraph-rsid="0d3b2845" style:font-style-asian="normal" style:font-style-complex="normal"/>
    </style:style>
    <style:style style:name="P28" style:family="paragraph" style:parent-style-name="Table_20_Read-Out">
      <style:text-properties fo:font-style="normal" officeooo:paragraph-rsid="0d50e153" style:font-style-asian="normal" style:font-style-complex="normal"/>
    </style:style>
    <style:style style:name="P29" style:family="paragraph" style:parent-style-name="Table_20_Read-Out">
      <style:text-properties fo:font-style="normal" officeooo:paragraph-rsid="0d66b896" style:font-style-asian="normal" style:font-style-complex="normal"/>
    </style:style>
    <style:style style:name="P30" style:family="paragraph" style:parent-style-name="Table_20_Read-Out">
      <style:text-properties fo:font-style="normal" officeooo:paragraph-rsid="0d6e56af" style:font-style-asian="normal" style:font-style-complex="normal"/>
    </style:style>
    <style:style style:name="P31" style:family="paragraph" style:parent-style-name="Table_20_Read-Out">
      <style:text-properties fo:font-style="normal" style:font-style-asian="normal" style:font-style-complex="normal"/>
    </style:style>
    <style:style style:name="P32" style:family="paragraph" style:parent-style-name="Table_20_Read-Out">
      <style:text-properties officeooo:paragraph-rsid="0d50e153"/>
    </style:style>
    <style:style style:name="P33" style:family="paragraph" style:parent-style-name="Text_20_body">
      <style:text-properties officeooo:paragraph-rsid="0d3d0571"/>
    </style:style>
    <style:style style:name="P34" style:family="paragraph" style:parent-style-name="Table_20_Read-Out">
      <style:text-properties officeooo:paragraph-rsid="0d6e56af"/>
    </style:style>
    <style:style style:name="P35" style:family="paragraph" style:parent-style-name="Heading_20_1">
      <style:paragraph-properties fo:text-align="center" style:justify-single-word="false"/>
      <style:text-properties fo:font-size="26pt" style:text-underline-style="none" officeooo:rsid="0d2a7b34" officeooo:paragraph-rsid="0d2a7b34" style:font-size-asian="26pt" style:font-size-complex="26pt"/>
    </style:style>
    <style:style style:name="P36" style:family="paragraph" style:parent-style-name="Heading_20_2">
      <style:text-properties style:use-window-font-color="true" loext:opacity="0%" style:font-name="Caudex" fo:font-size="20pt" style:text-underline-style="none" fo:font-weight="bold" officeooo:rsid="0d3f3f8a" officeooo:paragraph-rsid="0d3f3f8a" style:font-name-asian="Microsoft YaHei" style:font-size-asian="20pt" style:font-weight-asian="bold" style:font-name-complex="Lucida Sans" style:font-size-complex="20pt" style:font-weight-complex="bold"/>
    </style:style>
    <style:style style:name="P37" style:family="paragraph" style:parent-style-name="Heading_20_2">
      <style:text-properties officeooo:rsid="0d3d0571" officeooo:paragraph-rsid="0d3d0571"/>
    </style:style>
    <style:style style:name="P38" style:family="paragraph" style:parent-style-name="Heading_20_4">
      <style:text-properties style:use-window-font-color="true" loext:opacity="0%" style:font-name="Helvetica" fo:font-size="12pt" fo:font-style="italic" fo:font-weight="bold" officeooo:rsid="0d529c9e" officeooo:paragraph-rsid="0d529c9e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9" style:family="paragraph" style:parent-style-name="Heading_20_4">
      <style:text-properties style:use-window-font-color="true" loext:opacity="0%" style:font-name="Helvetica" fo:font-size="12pt" fo:font-style="italic" fo:font-weight="bold" officeooo:rsid="0d66b896" officeooo:paragraph-rsid="0d66b896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0" style:family="paragraph" style:parent-style-name="Heading_20_4">
      <style:text-properties style:use-window-font-color="true" loext:opacity="0%" style:font-name="Helvetica" fo:font-size="12pt" fo:font-style="italic" fo:font-weight="bold" officeooo:rsid="0d6dbc88" officeooo:paragraph-rsid="0d6dbc88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1" style:family="paragraph" style:parent-style-name="Heading_20_4">
      <style:text-properties style:use-window-font-color="true" loext:opacity="0%" style:font-name="Helvetica" fo:font-size="12pt" fo:font-style="italic" fo:font-weight="bold" officeooo:rsid="0d6dbc88" officeooo:paragraph-rsid="0d6e56af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2" style:family="paragraph" style:parent-style-name="Heading_20_4">
      <style:text-properties style:use-window-font-color="true" loext:opacity="0%" style:font-name="Helvetica" fo:font-size="12pt" fo:font-style="italic" fo:font-weight="bold" officeooo:rsid="0d7b4e2c" officeooo:paragraph-rsid="0d7b4e2c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43" style:family="paragraph" style:parent-style-name="Heading_20_4">
      <style:text-properties fo:font-size="12pt" officeooo:paragraph-rsid="0d50e153" style:font-size-asian="12pt" style:font-size-complex="12pt"/>
    </style:style>
    <style:style style:name="P44" style:family="paragraph" style:parent-style-name="Table_20_Contents">
      <style:text-properties style:font-name="Liberation Serif" fo:font-size="10.5pt" officeooo:rsid="0d7b2bfd" officeooo:paragraph-rsid="0d7b2bfd" style:font-size-asian="10.5pt" style:font-size-complex="10.5pt"/>
    </style:style>
    <style:style style:name="P45" style:family="paragraph" style:parent-style-name="Table_20_Contents">
      <style:text-properties style:font-name="Liberation Serif" fo:font-size="10.5pt" officeooo:rsid="0d89c58e" officeooo:paragraph-rsid="0d89c58e" style:font-size-asian="10.5pt" style:font-size-complex="10.5pt"/>
    </style:style>
    <style:style style:name="P46" style:family="paragraph" style:parent-style-name="Table_20_Contents">
      <style:text-properties style:font-name="Liberation Serif" fo:font-size="10.5pt" officeooo:rsid="0d90853e" officeooo:paragraph-rsid="0d90853e" style:font-size-asian="10.5pt" style:font-size-complex="10.5pt"/>
    </style:style>
    <style:style style:name="P47" style:family="paragraph" style:parent-style-name="Table_20_Contents">
      <style:text-properties style:font-name="Liberation Serif" fo:font-size="10.5pt" officeooo:rsid="0d927a64" officeooo:paragraph-rsid="0d927a64" style:font-size-asian="10.5pt" style:font-size-complex="10.5pt"/>
    </style:style>
    <style:style style:name="P48" style:family="paragraph" style:parent-style-name="Table_20_Read-Out" style:list-style-name="L1">
      <style:text-properties officeooo:paragraph-rsid="0d6e56af"/>
    </style:style>
    <style:style style:name="P49" style:family="paragraph" style:parent-style-name="Table_20_Read-Out" style:list-style-name="L1">
      <style:text-properties style:font-name="Liberation Serif" fo:font-size="10.5pt" officeooo:paragraph-rsid="0d6e56af" style:font-size-asian="10.5pt" style:font-size-complex="10.5pt"/>
    </style:style>
    <style:style style:name="P50" style:family="paragraph" style:parent-style-name="Table_20_Read-Out" style:list-style-name="L1">
      <style:text-properties style:font-name="Liberation Serif" fo:font-size="10.5pt" fo:font-style="normal" officeooo:paragraph-rsid="0d7dd0ca" style:font-size-asian="10.5pt" style:font-style-asian="normal" style:font-size-complex="10.5pt" style:font-style-complex="normal"/>
    </style:style>
    <style:style style:name="P51" style:family="paragraph" style:parent-style-name="Table_20_Read-Out" style:list-style-name="L1">
      <style:text-properties style:font-name="Liberation Serif" fo:font-size="10.5pt" fo:font-style="normal" officeooo:paragraph-rsid="0d7e9846" style:font-size-asian="10.5pt" style:font-style-asian="normal" style:font-size-complex="10.5pt" style:font-style-complex="normal"/>
    </style:style>
    <style:style style:name="P52" style:family="paragraph" style:parent-style-name="Table_20_Read-Out">
      <style:text-properties style:font-name="Liberation Serif" fo:font-size="10.5pt" fo:font-style="normal" officeooo:rsid="0d82b5b3" officeooo:paragraph-rsid="0d82b5b3" style:font-size-asian="10.5pt" style:font-style-asian="normal" style:font-size-complex="10.5pt" style:font-style-complex="normal"/>
    </style:style>
    <style:style style:name="P53" style:family="paragraph" style:parent-style-name="Table_20_Read-Out">
      <style:text-properties style:font-name="Liberation Serif" fo:font-size="10.5pt" fo:font-style="normal" officeooo:rsid="0d88d1d9" officeooo:paragraph-rsid="0d88d1d9" style:font-size-asian="10.5pt" style:font-style-asian="normal" style:font-size-complex="10.5pt" style:font-style-complex="normal"/>
    </style:style>
    <style:style style:name="P54" style:family="paragraph" style:parent-style-name="Table_20_Read-Out">
      <style:text-properties fo:font-style="normal" officeooo:paragraph-rsid="0d7b4e2c" style:font-style-asian="normal" style:font-style-complex="normal"/>
    </style:style>
    <style:style style:name="P55" style:family="paragraph" style:parent-style-name="Table_20_Read-Out">
      <style:text-properties style:use-window-font-color="true" loext:opacity="0%" style:font-name="Liberation Serif" fo:font-size="11pt" fo:font-style="italic" fo:font-weight="normal" officeooo:rsid="0d7b7146" officeooo:paragraph-rsid="0d7b7146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P57" style:family="paragraph" style:parent-style-name="Text_20_body">
      <style:text-properties officeooo:paragraph-rsid="0d7b4e2c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Liberation Serif" fo:font-size="11pt" fo:font-style="italic" fo:font-weight="normal" officeooo:rsid="0d52d944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use-window-font-color="true" loext:opacity="0%" style:font-name="Liberation Serif" fo:font-size="11pt" fo:font-style="italic" fo:font-weight="normal" officeooo:rsid="0d54aebf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use-window-font-color="true" loext:opacity="0%" style:font-name="Liberation Serif" fo:font-size="11pt" fo:font-style="italic" fo:font-weight="normal" officeooo:rsid="0d6dbc88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use-window-font-color="true" loext:opacity="0%" style:font-name="Liberation Serif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use-window-font-color="true" loext:opacity="0%" style:font-name="Liberation Serif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loext:opacity="0%" style:font-name="Liberation Serif" fo:font-size="11pt" fo:font-style="normal" fo:font-weight="normal" officeooo:rsid="0d6f75c8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d331264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d54d8dd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d5aca45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d5c46c7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d5f8e50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d60ae08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d6318f3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d6448bb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d6dbc88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d73de6d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d759828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d7cbd97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d7dd0ca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fo:font-size="11pt" fo:font-weight="normal" officeooo:rsid="0d54d8dd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fo:font-size="11pt" fo:font-weight="normal" officeooo:rsid="0d5aca45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fo:font-size="11pt" fo:font-weight="normal" officeooo:rsid="0d6318f3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fo:font-size="11pt" fo:font-weight="normal" officeooo:rsid="0d5c46c7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fo:font-size="11pt" fo:font-weight="normal" officeooo:rsid="0d5f8e50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fo:font-size="11pt" fo:font-weight="normal" officeooo:rsid="0d6448bb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fo:font-size="11pt" fo:font-weight="normal" officeooo:rsid="0d60ae08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fo:font-size="11pt" fo:font-weight="normal" officeooo:rsid="0d331264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fo:font-size="11pt" fo:font-weight="normal" officeooo:rsid="0d7dd0ca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fo:font-size="11pt" fo:font-weight="normal" officeooo:rsid="0d7f17e3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fo:font-size="11pt" fo:font-weight="normal" officeooo:rsid="0d7f3cb6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fo:font-size="11pt" fo:font-weight="normal" officeooo:rsid="0d812d70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fo:font-size="11pt" fo:font-weight="normal" officeooo:rsid="0d8463d3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fo:font-size="11pt" fo:font-weight="normal" officeooo:rsid="0d850470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fo:font-size="11pt" fo:font-weight="normal" officeooo:rsid="0d850660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fo:font-size="11pt" fo:font-weight="normal" officeooo:rsid="0d86c57c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fo:font-size="11pt" fo:font-weight="normal" officeooo:rsid="0d87be67" style:font-size-asian="11pt" style:font-weight-asian="normal" style:font-size-complex="11pt" style:font-weight-complex="normal"/>
    </style:style>
    <style:style style:name="T46" style:family="text">
      <style:text-properties style:use-window-font-color="true" loext:opacity="0%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47" style:family="text">
      <style:text-properties style:use-window-font-color="true" loext:opacity="0%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48" style:family="text">
      <style:text-properties style:use-window-font-color="true" loext:opacity="0%" fo:font-size="11pt" fo:font-style="italic" fo:font-weight="bold" officeooo:rsid="0d7dd0ca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style:use-window-font-color="true" loext:opacity="0%" fo:font-size="11pt" fo:font-style="italic" fo:font-weight="bold" officeooo:rsid="0d7e9846" style:font-size-asian="11pt" style:font-style-asian="italic" style:font-weight-asian="bold" style:font-size-complex="11pt" style:font-style-complex="italic" style:font-weight-complex="bold"/>
    </style:style>
    <style:style style:name="T50" style:family="text">
      <style:text-properties style:use-window-font-color="true" loext:opacity="0%" fo:font-size="11pt" fo:font-style="italic" fo:font-weight="bold" officeooo:rsid="0d7f3cb6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style:use-window-font-color="true" loext:opacity="0%" fo:font-size="11pt" fo:font-style="italic" fo:font-weight="normal" officeooo:rsid="0d331264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style:use-window-font-color="true" loext:opacity="0%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use-window-font-color="true" loext:opacity="0%" officeooo:rsid="0d79a4e3"/>
    </style:style>
    <style:style style:name="T54" style:family="text">
      <style:text-properties style:use-window-font-color="true" loext:opacity="0%" officeooo:rsid="0d8a1de0"/>
    </style:style>
    <style:style style:name="T55" style:family="text">
      <style:text-properties style:use-window-font-color="true" loext:opacity="0%" officeooo:rsid="0d8eeb3d"/>
    </style:style>
    <style:style style:name="T56" style:family="text">
      <style:text-properties style:use-window-font-color="true" loext:opacity="0%" officeooo:rsid="0d927a64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d301a89" style:font-weight-asian="normal" style:font-weight-complex="normal"/>
    </style:style>
    <style:style style:name="T61" style:family="text">
      <style:text-properties fo:font-weight="normal" officeooo:rsid="0d502606" style:font-weight-asian="normal" style:font-weight-complex="normal"/>
    </style:style>
    <style:style style:name="T62" style:family="text">
      <style:text-properties fo:font-weight="normal" officeooo:rsid="0d73de6d" style:font-weight-asian="normal" style:font-weight-complex="normal"/>
    </style:style>
    <style:style style:name="T63" style:family="text">
      <style:text-properties fo:font-weight="normal" officeooo:rsid="0d759828" style:font-weight-asian="normal" style:font-weight-complex="normal"/>
    </style:style>
    <style:style style:name="T64" style:family="text">
      <style:text-properties officeooo:rsid="0d45a7c4"/>
    </style:style>
    <style:style style:name="T65" style:family="text">
      <style:text-properties officeooo:rsid="0d4aac5b"/>
    </style:style>
    <style:style style:name="T66" style:family="text">
      <style:text-properties officeooo:rsid="0d4c09d0"/>
    </style:style>
    <style:style style:name="T67" style:family="text">
      <style:text-properties officeooo:rsid="0d4e02f6"/>
    </style:style>
    <style:style style:name="T68" style:family="text">
      <style:text-properties officeooo:rsid="0d6a1cbb"/>
    </style:style>
    <style:style style:name="T69" style:family="text">
      <style:text-properties officeooo:rsid="0d6a2519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officeooo:rsid="0d8a1de0"/>
    </style:style>
    <style:style style:name="T73" style:family="text">
      <style:text-properties officeooo:rsid="0d8b54a2"/>
    </style:style>
    <style:style style:name="T74" style:family="text">
      <style:text-properties officeooo:rsid="0d8c17e1"/>
    </style:style>
    <style:style style:name="T75" style:family="text">
      <style:text-properties officeooo:rsid="0d8d9d17"/>
    </style:style>
    <style:style style:name="T76" style:family="text">
      <style:text-properties officeooo:rsid="0d8eeb3d"/>
    </style:style>
    <style:style style:name="T77" style:family="text">
      <style:text-properties officeooo:rsid="0d912de0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Player Rewards</text:h>
      <text:h text:style-name="P36" text:outline-level="2">Treasur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55286897808">
          <table:table-cell table:style-name="Table1.A1" office:value-type="string">
            <text:p text:style-name="P21">Treasure</text:p>
          </table:table-cell>
          <table:table-cell table:style-name="Table1.A1" office:value-type="string">
            <text:p text:style-name="P5">Part &amp; Scene</text:p>
          </table:table-cell>
          <table:table-cell table:style-name="Table1.C1" office:value-type="string">
            <text:p text:style-name="P4">Requirements</text:p>
          </table:table-cell>
        </table:table-row>
        <table:table-row table:style-name="TableLine1755286899984">
          <table:table-cell table:style-name="Table1.A2" office:value-type="string">
            <text:p text:style-name="P9">Jewel of Redemption</text:p>
          </table:table-cell>
          <table:table-cell table:style-name="Table1.A2" office:value-type="string">
            <text:p text:style-name="P8">P1S3</text:p>
          </table:table-cell>
          <table:table-cell table:style-name="Table1.C2" office:value-type="string">
            <text:p text:style-name="P18">Succeed the Easy Reason Test.</text:p>
          </table:table-cell>
        </table:table-row>
        <table:table-row table:style-name="TableLine1755286902432">
          <table:table-cell table:style-name="Table1.A2" office:value-type="string">
            <text:p text:style-name="P11">Healing Potion</text:p>
          </table:table-cell>
          <table:table-cell table:style-name="Table1.A2" office:value-type="string">
            <text:p text:style-name="P11">P1S4</text:p>
          </table:table-cell>
          <table:table-cell table:style-name="Table1.C2" office:value-type="string">
            <text:p text:style-name="P12"><text:span text:style-name="T53">Return</text:span> <text:span text:style-name="T64">personal</text:span> items recovered from the town.</text:p>
          </table:table-cell>
        </table:table-row>
        <table:table-row table:style-name="TableLine1755286902704">
          <table:table-cell table:style-name="Table1.A2" office:value-type="string">
            <text:p text:style-name="P44">Merlu’s Speaking Stone</text:p>
          </table:table-cell>
          <table:table-cell table:style-name="Table1.A2" office:value-type="string">
            <text:p text:style-name="P44">P1S5</text:p>
          </table:table-cell>
          <table:table-cell table:style-name="Table1.C2" office:value-type="string">
            <text:p text:style-name="P44">Defeat the Gilded Doom of Heaven’s <text:span text:style-name="T7">Fang.</text:span></text:p>
          </table:table-cell>
        </table:table-row>
        <table:table-row table:style-name="TableLine1755286920384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755286907872">
          <table:table-cell table:style-name="Table1.A2" office:value-type="string">
            <text:p text:style-name="P22"><text:span text:style-name="T65">Skull</text:span><text:span text:style-name="T66">bloom</text:span>, Axe of Golden Ivy</text:p>
          </table:table-cell>
          <table:table-cell table:style-name="Table1.A2" office:value-type="string">
            <text:p text:style-name="P14">P2S<text:span text:style-name="T67">8</text:span></text:p>
          </table:table-cell>
          <table:table-cell table:style-name="Table1.C2" office:value-type="string">
            <text:p text:style-name="P45"><text:span text:style-name="T54">Swear</text:span> <text:span text:style-name="T56">an</text:span> oath of Golden Ivy to the <text:span text:style-name="T75">G</text:span>uardian <text:span text:style-name="T73">after defeating it.</text:span></text:p>
          </table:table-cell>
        </table:table-row>
      </table:table>
      <text:p text:style-name="Standard"/>
      <text:h text:style-name="P37" text:outline-level="2">Titl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755286899712">
          <table:table-cell table:style-name="Table2.A1" office:value-type="string">
            <text:p text:style-name="P3">Title</text:p>
          </table:table-cell>
          <table:table-cell table:style-name="Table2.A1" office:value-type="string">
            <text:p text:style-name="P5">Part &amp; Scene</text:p>
          </table:table-cell>
          <table:table-cell table:style-name="Table2.C1" office:value-type="string">
            <text:p text:style-name="P4">Requirements</text:p>
          </table:table-cell>
        </table:table-row>
        <table:table-row table:style-name="TableLine1755286909504">
          <table:table-cell table:style-name="Table2.A2" office:value-type="string">
            <text:p text:style-name="P15">Hawklords’ Quarry</text:p>
          </table:table-cell>
          <table:table-cell table:style-name="Table2.A2" office:value-type="string">
            <text:p text:style-name="P10">P1S3</text:p>
          </table:table-cell>
          <table:table-cell table:style-name="Table2.C2" office:value-type="string">
            <text:p text:style-name="P17">End the immediate threat of the Hawklords.</text:p>
          </table:table-cell>
        </table:table-row>
        <table:table-row table:style-name="TableLine1755286911136">
          <table:table-cell table:style-name="Table2.A2" office:value-type="string">
            <text:p text:style-name="P16">Marshall</text:p>
          </table:table-cell>
          <table:table-cell table:style-name="Table2.A2" office:value-type="string">
            <text:p text:style-name="P16">P1S4</text:p>
          </table:table-cell>
          <table:table-cell table:style-name="Table2.C2" office:value-type="string">
            <text:p text:style-name="P17">Side with Alan, forgo the Respite and head out immediately.</text:p>
          </table:table-cell>
        </table:table-row>
        <table:table-row table:style-name="TableLine1755286910320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1755286922560">
          <table:table-cell table:style-name="Table2.A2" office:value-type="string">
            <text:p text:style-name="P46">Oak Shield Company <text:span text:style-name="T77">Squire</text:span></text:p>
          </table:table-cell>
          <table:table-cell table:style-name="Table2.A2" office:value-type="string">
            <text:p text:style-name="P46">P2S8</text:p>
          </table:table-cell>
          <table:table-cell table:style-name="Table2.C2" office:value-type="string">
            <text:p text:style-name="P47">Swear the oath of the Oak Shields Company.</text:p>
          </table:table-cell>
        </table:table-row>
        <table:table-row table:style-name="TableLine1755286922560">
          <table:table-cell table:style-name="Table2.A2" office:value-type="string">
            <text:p text:style-name="P46">Thorned Gauntlet Company <text:span text:style-name="T77">Squire</text:span></text:p>
          </table:table-cell>
          <table:table-cell table:style-name="Table2.A2" office:value-type="string">
            <text:p text:style-name="P46">P2S8</text:p>
          </table:table-cell>
          <table:table-cell table:style-name="Table2.C2" office:value-type="string">
            <text:p text:style-name="P47">Swear the oath of the <text:span text:style-name="T7">Thorned Gauntlet Company.</text:span></text:p>
          </table:table-cell>
        </table:table-row>
      </table:table>
      <text:p text:style-name="P33"/>
      <text:p text:style-name="P33"/>
      <text:section text:style-name="Sect1" text:name="Section1">
        <table:table table:name="Table3" table:style-name="Table3">
          <table:table-column table:style-name="Table3.A"/>
          <table:table-row table:style-name="TableLine1755286914944">
            <table:table-cell table:style-name="Table3.A1" office:value-type="string">
              <text:h text:style-name="P38" text:outline-level="4">Jewel of Redemption</text:h>
              <text:p text:style-name="P25"><text:span text:style-name="T8">Dull, but still golden, a </text:span><text:span text:style-name="T9">berry-</text:span><text:span text:style-name="T8">shaped jewel knocked loose from the crown on an old statue.</text:span> </text:p>
              <text:p text:style-name="P27"><text:span text:style-name="T58">Keywords:</text:span> <text:span text:style-name="T60">Magic</text:span></text:p>
              <text:p text:style-name="P27"><text:span text:style-name="T58">Effect:</text:span> <text:span text:style-name="T59">Wh</text:span><text:span text:style-name="T16">ile you carry this jewel, when </text:span><text:span text:style-name="T17">an ally within </text:span><text:span text:style-name="T21">3</text:span><text:span text:style-name="T17"> squares </text:span><text:span text:style-name="T18">spends a Recovery, you</text:span><text:span text:style-name="T19">r Strikes deal extra rolled damage </text:span><text:span text:style-name="T22">equal to your level</text:span><text:span text:style-name="T19"> until the end of the round. </text:span><text:span text:style-name="T20">This effect can stack with multiple spent Recoveries.</text:span></text:p>
            </table:table-cell>
          </table:table-row>
        </table:table>
        <text:p text:style-name="P26"/>
        <text:p text:style-name="P26"><text:line-break/></text:p>
        <table:table table:name="Table5" table:style-name="Table5">
          <table:table-column table:style-name="Table5.A"/>
          <table:table-row table:style-name="TableLine1755286908144">
            <table:table-cell table:style-name="Table5.A1" office:value-type="string">
              <text:h text:style-name="P43" text:outline-level="4">Healing Potion</text:h>
              <text:p text:style-name="P32"><text:span text:style-name="T57">Thick and red, this liquid tastes of sour beer.</text:span> </text:p>
              <text:p text:style-name="P28"><text:span text:style-name="T58">Keywords:</text:span> <text:span text:style-name="T60">Magic, Potion</text:span></text:p>
              <text:p text:style-name="P28"><text:span text:style-name="T58">Item Prerequisites:</text:span> <text:span text:style-name="T60">One ounc</text:span><text:span text:style-name="T61">e</text:span><text:span text:style-name="T60"> of costmary leaves</text:span></text:p>
              <text:p text:style-name="P28"><text:span text:style-name="T58">Project Source:</text:span> <text:span text:style-name="T60">Texts or lore in Caelian</text:span></text:p>
              <text:p text:style-name="P28"><text:span text:style-name="T58">Project Roll Characteristic:</text:span> <text:span text:style-name="T60">REA or INU</text:span></text:p>
              <text:p text:style-name="P28"><text:span text:style-name="T58">Project Goal:</text:span><text:span text:style-name="T59"> </text:span><text:span text:style-name="T60">45</text:span></text:p>
              <text:p text:style-name="P19"><text:span text:style-name="T58">Effect:</text:span> <text:span text:style-name="T59">When you drink this entire potion as a maneuver, you regain Stamina equal to your recovery value without spending a Recovery. </text:span></text:p>
            </table:table-cell>
          </table:table-row>
        </table:table>
        <text:p text:style-name="P57"/>
        <table:table table:name="Table9" table:style-name="Table9">
          <table:table-column table:style-name="Table9.A"/>
          <table:table-row table:style-name="TableLine1755442997376">
            <table:table-cell table:style-name="Table9.A1" office:value-type="string">
              <text:h text:style-name="P42" text:outline-level="4">Merlu’s Speaking Stone</text:h>
              <text:p text:style-name="P55">An odd gray stone, filed into a number of flat, equally sized triangular faces, decorated fancifully.</text:p>
              <text:p text:style-name="P54"><text:span text:style-name="T58">Keywords:</text:span> <text:span text:style-name="T60">Magic</text:span></text:p>
              <text:p text:style-name="P54"><text:span text:style-name="T58">Effect:</text:span> <text:span text:style-name="T59">Wh</text:span><text:span text:style-name="T16">ile you carry this </text:span><text:span text:style-name="T26">stone, </text:span><text:span text:style-name="T27">Merlu watches your exploits and gains Inspiration:</text:span></text:p>
              <text:list xml:id="list2744736580" text:style-name="L1">
                <text:list-item>
                  <text:p text:style-name="P51"><text:span text:style-name="T49">1</text:span><text:span text:style-name="T48"> Inspiration</text:span><text:span text:style-name="T47">:</text:span><text:span text:style-name="T36"> </text:span><text:span text:style-name="T37">In combat, a </text:span><text:span text:style-name="T43">non-minion</text:span><text:span text:style-name="T38"> enemy</text:span><text:span text:style-name="T37"> becomes bleeding for the first time in that combat.</text:span></text:p>
                </text:list-item>
                <text:list-item>
                  <text:p text:style-name="P50"><text:span text:style-name="T48">2 Inspiration</text:span><text:span text:style-name="T47">:</text:span><text:span text:style-name="T51"> </text:span><text:span text:style-name="T37">In combat, a hero becomes bleeding for the first time in that combat.</text:span></text:p>
                </text:list-item>
                <text:list-item>
                  <text:p text:style-name="P51"><text:span text:style-name="T50">3</text:span><text:span text:style-name="T48"> Inspiration</text:span><text:span text:style-name="T47">:</text:span><text:span text:style-name="T51"> </text:span><text:span text:style-name="T39">Out of combat, a hero rolls a natural 19 or 20 on a Skill Test </text:span><text:span text:style-name="T40">while using an intrigue or interpersonal skill.</text:span></text:p>
                </text:list-item>
              </text:list>
              <text:p text:style-name="P53"><text:span text:style-name="T40">M</text:span><text:span text:style-name="T28">erlu’s Inspiration resets to zero after a respite.</text:span></text:p>
              <text:p text:style-name="P52"><text:span text:style-name="T40">A</text:span><text:span text:style-name="T28">t the start of their turn in combat, if a hero is within 5 squares of the stone, they can spend 1 Inspiration </text:span><text:span text:style-name="T41">of Merlu’s</text:span><text:span text:style-name="T28"> to end one condition or effect that is affecting them, </text:span><text:span text:style-name="T42">or they can spend </text:span><text:span text:style-name="T43">4</text:span><text:span text:style-name="T42"> Inspiration of Merlu’s to regain Stamina equal to their recovery value. </text:span><text:span text:style-name="T44">A hero can</text:span><text:span text:style-name="T45">not</text:span><text:span text:style-name="T44"> regain Stamina in this way </text:span><text:span text:style-name="T45">again until they gain a Victory.</text:span></text:p>
            </table:table-cell>
          </table:table-row>
        </table:table>
        <text:p text:style-name="P57"/>
        <table:table table:name="Table6" table:style-name="Table6">
          <table:table-column table:style-name="Table6.A"/>
          <table:table-row table:style-name="TableLine1755286906784">
            <table:table-cell table:style-name="Table6.A1" office:value-type="string">
              <text:h text:style-name="P39" text:outline-level="4">Skullbloom, Axe of Golden Ivy</text:h>
              <text:p text:style-name="P23">Beautiful red roses hide in the heads of your foes. <text:span text:style-name="T68">Your strikes</text:span> coax them out.</text:p>
              <text:p text:style-name="P29"><text:span text:style-name="T58">Keywords:</text:span> <text:span text:style-name="T69">Heavy Weapon, </text:span><text:span text:style-name="T60">Magic</text:span></text:p>
              <text:p text:style-name="P20"><text:span text:style-name="T58">Effect:</text:span> <text:span text:style-name="T59">Wh</text:span><text:span text:style-name="T29">ile you carry this jewel, when </text:span><text:span text:style-name="T30">an ally within </text:span><text:span text:style-name="T31">3</text:span><text:span text:style-name="T30"> squares </text:span><text:span text:style-name="T32">spends a Recovery, you</text:span><text:span text:style-name="T33">r Strikes deal extra rolled damage </text:span><text:span text:style-name="T34">equal to your level</text:span><text:span text:style-name="T33"> until the end of the round. </text:span><text:span text:style-name="T35">This effect can stack with multiple spent Recoveries.</text:span></text:p>
            </table:table-cell>
          </table:table-row>
        </table:table>
        <text:p text:style-name="P26"/>
        <table:table table:name="Table4" table:style-name="Table4">
          <table:table-column table:style-name="Table4.A"/>
          <table:table-row table:style-name="TableLine1755286914400">
            <table:table-cell table:style-name="Table4.A1" office:value-type="string">
              <text:h text:style-name="P40" text:outline-level="4">Hawklords’ Quarry</text:h>
              <text:p text:style-name="P25"><text:span text:style-name="T10">Your faces are well known to Ajax’s Hawklords. You carry the Jewel of Redemption, and they want it.</text:span> </text:p>
              <text:p text:style-name="P27"><text:span text:style-name="T58">Prerequisites:</text:span> <text:span text:style-name="T23">Prevent the Hawklords from taking the boy in Part 1, Scene 3.</text:span></text:p>
              <text:p text:style-name="P25"><text:span text:style-name="T70">Effects:</text:span><text:span text:style-name="T71"> </text:span><text:span text:style-name="T14">You gain the Hunted complication:</text:span></text:p>
              <table:table table:name="Table8" table:style-name="Table8">
                <table:table-column table:style-name="Table8.A"/>
                <table:table-row table:style-name="TableLine1755286916304">
                  <table:table-cell table:style-name="Table8.A1" office:value-type="string">
                    <text:p text:style-name="P31"><text:span text:style-name="T58">Benefit:</text:span> <text:span text:style-name="T59">You gain a skill from the intrigue skill group. Additionally, you can take the “</text:span><text:span text:style-name="T62">L</text:span><text:span text:style-name="T59">ay </text:span><text:span text:style-name="T62">L</text:span><text:span text:style-name="T59">ow” respite activity. When you use it, </text:span><text:span text:style-name="T24">anyone pursuing you loses</text:span><text:span text:style-name="T59"> track of your party’s location and must start their search again. </text:span></text:p>
                    <text:p text:style-name="P31"><text:span text:style-name="T58">Drawback:</text:span><text:span text:style-name="T59"> Each time you gain Renown, your pursuer</text:span><text:span text:style-name="T63">s</text:span><text:span text:style-name="T59"> learn your location. Unless you lay low or move to a new location, within a 1d10 days you’ll be visited by </text:span><text:span text:style-name="T25">a</text:span><text:span text:style-name="T59"> pursuer’s minions, or, if you linger, </text:span><text:span text:style-name="T25">a</text:span><text:span text:style-name="T59"> pursuer. </text:span></text:p>
                  </table:table-cell>
                </table:table-row>
              </table:table>
              <text:p text:style-name="P24"/>
            </table:table-cell>
          </table:table-row>
        </table:table>
        <text:p text:style-name="P26"/>
        <text:p text:style-name="P26"/>
        <table:table table:name="Table7" table:style-name="Table7">
          <table:table-column table:style-name="Table7.A"/>
          <table:table-row table:style-name="TableLine1755286917936">
            <table:table-cell table:style-name="Table7.A1" office:value-type="string">
              <text:h text:style-name="P41" text:outline-level="4">Hawklords’ Quarry</text:h>
              <text:p text:style-name="P34"><text:span text:style-name="T10">Your faces are well known to Ajax’s Hawklords. You carry the Jewel of Redemption, and they want it.</text:span> </text:p>
              <text:p text:style-name="P30"><text:span text:style-name="T58">Prerequisites:</text:span> <text:span text:style-name="T23">Prevent the Hawklords from taking the boy in Part 1, Scene 3.</text:span></text:p>
              <text:p text:style-name="P30"><text:span text:style-name="T58">Effects:</text:span> <text:span text:style-name="T15">Choose one of the following benefits:</text:span></text:p>
              <text:list xml:id="list213140558279040" text:continue-numbering="true" text:style-name="L1">
                <text:list-item>
                  <text:p text:style-name="P48"><text:span text:style-name="T11">At Home in the Dungeon:</text:span><text:span text:style-name="T13"> While in blah blah</text:span></text:p>
                </text:list-item>
                <text:list-item>
                  <text:p text:style-name="P48"><text:span text:style-name="T12">Knight Scholar</text:span><text:span text:style-name="T11">:</text:span><text:span text:style-name="T13"> While in blah blah</text:span></text:p>
                </text:list-item>
                <text:list-item>
                  <text:p text:style-name="P49"><text:span text:style-name="T46">Mail Breaker</text:span><text:span text:style-name="T47">:</text:span><text:span text:style-name="T52"> While in blah blah</text:span></text:p>
                </text:list-item>
              </text:list>
            </table:table-cell>
          </table:table-row>
        </table:table>
        <text:p text:style-name="P26"/>
        <text:p text:style-name="P26"/>
      </text:section>
      <text:h text:style-name="P1" text:outline-level="1"/>
      <text:h text:style-name="P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6"><text:page-number text:select-page="current">7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7T21:31:38.853000000</dc:date>
    <meta:editing-duration>P5DT21H31M49S</meta:editing-duration>
    <meta:editing-cycles>3381</meta:editing-cycles>
    <meta:generator>LibreOffice/7.2.2.2$Windows_X86_64 LibreOffice_project/02b2acce88a210515b4a5bb2e46cbfb63fe97d56</meta:generator>
    <meta:document-statistic meta:table-count="9" meta:image-count="0" meta:object-count="0" meta:page-count="7" meta:paragraph-count="73" meta:word-count="648" meta:character-count="3750" meta:non-whitespace-character-count="3155"/>
  </office:meta>
</office:document-meta>
</file>